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g/mol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Weight share</text:p>
          </table:table-cell>
          <table:table-cell/>
          <table:table-cell office:value-type="string" calcext:value-type="string">
            <text:p>g/mol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</text:p>
          </table:table-cell>
          <table:table-cell office:value-type="float" office:value="3" calcext:value-type="float">
            <text:p>3</text:p>
          </table:table-cell>
          <table:table-cell office:value-type="float" office:value="138.9" calcext:value-type="float">
            <text:p>138.9</text:p>
          </table:table-cell>
          <table:table-cell table:formula="of:=[.E6]*[.D6]" office:value-type="float" office:value="416.7" calcext:value-type="float">
            <text:p>416.7</text:p>
          </table:table-cell>
          <table:table-cell table:formula="of:=[.F6]/[.$F$10]" office:value-type="float" office:value="0.496970708901822" calcext:value-type="float">
            <text:p>0.4969707089018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i</text:p>
          </table:table-cell>
          <table:table-cell office:value-type="float" office:value="7" calcext:value-type="float">
            <text:p>7</text:p>
          </table:table-cell>
          <table:table-cell office:value-type="float" office:value="6.94" calcext:value-type="float">
            <text:p>6.94</text:p>
          </table:table-cell>
          <table:table-cell table:formula="of:=[.E7]*[.D7]" office:value-type="float" office:value="48.58" calcext:value-type="float">
            <text:p>48.58</text:p>
          </table:table-cell>
          <table:table-cell table:formula="of:=[.F7]/[.$F$10]" office:value-type="float" office:value="0.0579381738383742" calcext:value-type="float">
            <text:p>0.05793817383837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Zr</text:p>
          </table:table-cell>
          <table:table-cell office:value-type="float" office:value="2" calcext:value-type="float">
            <text:p>2</text:p>
          </table:table-cell>
          <table:table-cell office:value-type="float" office:value="91.2" calcext:value-type="float">
            <text:p>91.2</text:p>
          </table:table-cell>
          <table:table-cell table:formula="of:=[.E8]*[.D8]" office:value-type="float" office:value="182.4" calcext:value-type="float">
            <text:p>182.4</text:p>
          </table:table-cell>
          <table:table-cell table:formula="of:=[.F8]/[.$F$10]" office:value-type="float" office:value="0.217536494609293" calcext:value-type="float">
            <text:p>0.2175364946092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12" calcext:value-type="float">
            <text:p>12</text:p>
          </table:table-cell>
          <table:table-cell office:value-type="float" office:value="15.9" calcext:value-type="float">
            <text:p>15.9</text:p>
          </table:table-cell>
          <table:table-cell table:formula="of:=[.E9]*[.D9]" office:value-type="float" office:value="190.8" calcext:value-type="float">
            <text:p>190.8</text:p>
          </table:table-cell>
          <table:table-cell table:formula="of:=[.F9]/[.$F$10]" office:value-type="float" office:value="0.22755462265051" calcext:value-type="float">
            <text:p>0.22755462265051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UM([.F6:.F9])" office:value-type="float" office:value="838.48" calcext:value-type="float">
            <text:p>838.48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float" office:value="6.5" calcext:value-type="float">
            <text:p>6.5</text:p>
          </table:table-cell>
          <table:table-cell office:value-type="string" calcext:value-type="string">
            <text:p>mol m-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D13]/1000" office:value-type="float" office:value="0.0065" calcext:value-type="float">
            <text:p>0.0065</text:p>
          </table:table-cell>
          <table:table-cell office:value-type="string" calcext:value-type="string">
            <text:p>mol L-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LZO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g cm-3</text:p>
          </table:table-cell>
          <table:table-cell/>
          <table:table-cell office:value-type="string" calcext:value-type="string">
            <text:p>Mol cm-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i</text:p>
          </table:table-cell>
          <table:table-cell office:value-type="float" office:value="0.534" calcext:value-type="float">
            <text:p>0.534</text:p>
          </table:table-cell>
          <table:table-cell office:value-type="string" calcext:value-type="string">
            <text:p>g cm-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a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g cm-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Zr</text:p>
          </table:table-cell>
          <table:table-cell office:value-type="float" office:value="6.49" calcext:value-type="float">
            <text:p>6.49</text:p>
          </table:table-cell>
          <table:table-cell office:value-type="string" calcext:value-type="string">
            <text:p>g cm-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1.114" calcext:value-type="float">
            <text:p>1.114</text:p>
          </table:table-cell>
          <table:table-cell office:value-type="string" calcext:value-type="string">
            <text:p>g cm-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m3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esamt</text:p>
          </table:table-cell>
          <table:table-cell table:formula="of:=[.D24]*[.D16]" office:value-type="float" office:value="5.1" calcext:value-type="float">
            <text:p>5.1</text:p>
          </table:table-cell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</text:p>
          </table:table-cell>
          <table:table-cell table:formula="of:=[.D26]*[.G7]" office:value-type="float" office:value="0.295484686575708" calcext:value-type="float">
            <text:p>0.295484686575708</text:p>
          </table:table-cell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</text:p>
          </table:table-cell>
          <table:table-cell table:formula="of:=[.D27]/[.D17]" office:value-type="float" office:value="0.553342109692338" calcext:value-type="float">
            <text:p>0.553342109692338</text:p>
          </table:table-cell>
          <table:table-cell office:value-type="string" calcext:value-type="string">
            <text:p>cm3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a</text:p>
          </table:table-cell>
          <table:table-cell table:formula="of:=[.D26]*[.G6]" office:value-type="float" office:value="2.53455061539929" calcext:value-type="float">
            <text:p>2.53455061539929</text:p>
          </table:table-cell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D30]/[.D18]" office:value-type="float" office:value="0.410121458802475" calcext:value-type="float">
            <text:p>0.410121458802475</text:p>
          </table:table-cell>
          <table:table-cell office:value-type="string" calcext:value-type="string">
            <text:p>cm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Zr</text:p>
          </table:table-cell>
          <table:table-cell table:formula="of:=[.D26]*[.G8]" office:value-type="float" office:value="1.10943612250739" calcext:value-type="float">
            <text:p>1.10943612250739</text:p>
          </table:table-cell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D32]/[.D19]" office:value-type="float" office:value="0.170945473421786" calcext:value-type="float">
            <text:p>0.170945473421786</text:p>
          </table:table-cell>
          <table:table-cell office:value-type="string" calcext:value-type="string">
            <text:p>cm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table:formula="of:=[.D26]*[.G9]" office:value-type="float" office:value="1.1605285755176" calcext:value-type="float">
            <text:p>1.1605285755176</text:p>
          </table:table-cell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D34]/[.D20]" office:value-type="float" office:value="1.04176712344489" calcext:value-type="float">
            <text:p>1.04176712344489</text:p>
          </table:table-cell>
          <table:table-cell office:value-type="string" calcext:value-type="string">
            <text:p>cm3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formula="of:=[.D35]+[.D33]+[.D31]+[.D28]" office:value-type="float" office:value="2.17617616536149" calcext:value-type="float">
            <text:p>2.1761761653614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2T22:07:35.005293721</meta:creation-date>
    <dc:date>2022-12-04T20:33:46.300415637</dc:date>
    <meta:editing-duration>PT11M1S</meta:editing-duration>
    <meta:editing-cycles>3</meta:editing-cycles>
    <meta:generator>LibreOffice/7.3.6.2$Linux_X86_64 LibreOffice_project/30$Build-2</meta:generator>
    <meta:document-statistic meta:table-count="1" meta:cell-count="80" meta:object-count="0"/>
  </office:meta>
</office:document-meta>
</file>